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5.71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38.93mm"/>
    </style:style>
    <style:style style:name="co5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32.67mm"/>
    </style:style>
    <style:style style:name="co8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color="#ff3333"/>
    </style:style>
    <style:style style:name="ce2" style:family="table-cell" style:parent-style-name="Default">
      <style:text-properties fo:color="#3333ff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9900"/>
    </style:style>
    <style:style style:name="ce5" style:family="table-cell" style:parent-style-name="Default" style:data-style-name="N11"/>
    <style:style style:name="T1" style:family="text">
      <style:text-properties fo:color="#ff3333"/>
    </style:style>
    <style:style style:name="T2" style:family="text">
      <style:text-properties fo:color="#009900"/>
    </style:style>
    <style:style style:name="T3" style:family="text">
      <style:text-properties fo:color="#3333ff"/>
    </style:style>
  </office:automatic-styles>
  <office:body>
    <office:spreadsheet>
      <table:calculation-settings table:automatic-find-labels="false"/>
      <table:table table:name="Tabe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column table:style-name="co6" table:number-columns-repeated="21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MPHP Stack</text:p>
          </table:table-cell>
          <table:table-cell office:value-type="string" calcext:value-type="string">
            <text:p>MPHP Register</text:p>
          </table:table-cell>
          <table:table-cell office:value-type="string" calcext:value-type="string">
            <text:p>MPHP Stack v2</text:p>
          </table:table-cell>
          <table:table-cell office:value-type="string" calcext:value-type="string">
            <text:p>MHP Stack v3 (C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ib.php</text:p>
          </table:table-cell>
          <table:table-cell office:value-type="float" office:value="25.412386" calcext:value-type="float">
            <text:p>25,412386</text:p>
          </table:table-cell>
          <table:table-cell office:value-type="float" office:value="307.493635" calcext:value-type="float">
            <text:p>307,49363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rime.php</text:p>
          </table:table-cell>
          <table:table-cell office:value-type="float" office:value="0.964963" calcext:value-type="float">
            <text:p>0,964963</text:p>
          </table:table-cell>
          <table:table-cell office:value-type="float" office:value="23.27202" calcext:value-type="float">
            <text:p>23,2720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rime100000.php</text:p>
          </table:table-cell>
          <table:table-cell office:value-type="float" office:value="102.711822" calcext:value-type="float">
            <text:p>102,711822</text:p>
          </table:table-cell>
          <table:table-cell office:value-type="float" office:value="2599.840043" calcext:value-type="float">
            <text:p>2599,840043</text:p>
          </table:table-cell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Neue Messunge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ib.php</text:p>
          </table:table-cell>
          <table:table-cell office:value-type="float" office:value="13.055288" calcext:value-type="float">
            <text:p>13,055288</text:p>
          </table:table-cell>
          <table:table-cell office:value-type="float" office:value="159.796059" calcext:value-type="float">
            <text:p>159,796059</text:p>
          </table:table-cell>
          <table:table-cell office:value-type="float" office:value="32.646853" calcext:value-type="float">
            <text:p>32,646853</text:p>
          </table:table-cell>
          <table:table-cell office:value-type="float" office:value="97.056809" calcext:value-type="float">
            <text:p>97,056809</text:p>
          </table:table-cell>
          <table:table-cell office:value-type="float" office:value="66.75766" calcext:value-type="float">
            <text:p>66,7576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rime.php</text:p>
          </table:table-cell>
          <table:table-cell office:value-type="float" office:value="0.466522" calcext:value-type="float">
            <text:p>0,466522</text:p>
          </table:table-cell>
          <table:table-cell office:value-type="float" office:value="11.417192" calcext:value-type="float">
            <text:p>11,417192</text:p>
          </table:table-cell>
          <table:table-cell office:value-type="float" office:value="1.665309" calcext:value-type="float">
            <text:p>1,665309</text:p>
          </table:table-cell>
          <table:table-cell office:value-type="float" office:value="11.58" calcext:value-type="float">
            <text:p>11,58</text:p>
          </table:table-cell>
          <table:table-cell office:value-type="float" office:value="3.792478" calcext:value-type="float">
            <text:p>3,7924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rime100000.php</text:p>
          </table:table-cell>
          <table:table-cell office:value-type="float" office:value="53.716328" calcext:value-type="float">
            <text:p>53,716328</text:p>
          </table:table-cell>
          <table:table-cell office:value-type="float" office:value="1332.704039" calcext:value-type="float">
            <text:p>1332,704039</text:p>
          </table:table-cell>
          <table:table-cell office:value-type="float" office:value="179.463353" calcext:value-type="float">
            <text:p>179,463353</text:p>
          </table:table-cell>
          <table:table-cell table:style-name="ce1" office:value-type="float" office:value="1476.27" calcext:value-type="float">
            <text:p>1476,27</text:p>
          </table:table-cell>
          <table:table-cell office:value-type="float" office:value="554.045175" calcext:value-type="float">
            <text:p>554,045175</text:p>
          </table:table-cell>
          <table:table-cell table:number-columns-repeated="25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MPHP REG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 text:c="6"/>30818,148986 <text:s text:c="5"/>task-clock (msec) <text:s text:c="8"/></text:p>
          </table:table-cell>
          <table:table-cell office:value-type="string" calcext:value-type="string">
            <text:p><text:s text:c="4"/>1,000 CPUs utilized <text:s text:c="9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13"/>4.287 <text:s text:c="5"/>context-switches <text:s text:c="9"/></text:p>
          </table:table-cell>
          <table:table-cell office:value-type="string" calcext:value-type="string">
            <text:p><text:s text:c="4"/>0,139 K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16"/>27 <text:s text:c="5"/>cpu-migrations <text:s text:c="11"/></text:p>
          </table:table-cell>
          <table:table-cell office:value-type="string" calcext:value-type="string">
            <text:p><text:s text:c="4"/>0,001 K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15"/>770 <text:s text:c="5"/>page-faults <text:s text:c="14"/></text:p>
          </table:table-cell>
          <table:table-cell office:value-type="string" calcext:value-type="string">
            <text:p><text:s text:c="4"/>0,025 K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3"/>122.612.650.920 <text:s text:c="5"/>cycles <text:s text:c="19"/></text:p>
          </table:table-cell>
          <table:table-cell office:value-type="string" calcext:value-type="string">
            <text:p><text:s text:c="4"/>3,979 GHz <text:s text:c="19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3"/>343.829.619.989 <text:s text:c="5"/>instructions <text:s text:c="13"/></text:p>
          </table:table-cell>
          <table:table-cell office:value-type="string" calcext:value-type="string">
            <text:p><text:s text:c="4"/>2,80 <text:s/>insn per cycle <text:s text:c="8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4"/>72.087.544.049 <text:s text:c="5"/>branches <text:s text:c="17"/></text:p>
          </table:table-cell>
          <table:table-cell office:value-type="string" calcext:value-type="string">
            <text:p><text:s/>2339,126 M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7"/>270.425.702 <text:s text:c="5"/>branch-misses <text:s text:c="12"/></text:p>
          </table:table-cell>
          <table:table-cell office:value-type="string" calcext:value-type="string">
            <text:p><text:s text:c="4"/>0,38% of all branches </text:p>
          </table:table-cell>
          <table:table-cell table:number-columns-repeated="28"/>
          <table:table-cell table:style-name="ce5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MPHP STAC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 text:c="5"/>156152,347317 <text:s text:c="5"/>task-clock (msec) <text:s text:c="8"/></text:p>
          </table:table-cell>
          <table:table-cell office:value-type="string" calcext:value-type="string">
            <text:p><text:s text:c="4"/>1,001 CPUs utilized <text:s text:c="9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12"/>15.968 <text:s text:c="5"/>context-switches <text:s text:c="9"/></text:p>
          </table:table-cell>
          <table:table-cell office:value-type="string" calcext:value-type="string">
            <text:p><text:s text:c="4"/>0,102 K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16"/>13 <text:s text:c="5"/>cpu-migrations <text:s text:c="11"/></text:p>
          </table:table-cell>
          <table:table-cell office:value-type="string" calcext:value-type="string">
            <text:p><text:s text:c="4"/>0,000 K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15"/>764 <text:s text:c="5"/>page-faults <text:s text:c="14"/></text:p>
          </table:table-cell>
          <table:table-cell office:value-type="string" calcext:value-type="string">
            <text:p><text:s text:c="4"/>0,005 K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3"/>596.578.289.974 <text:s text:c="5"/>cycles <text:s text:c="19"/></text:p>
          </table:table-cell>
          <table:table-cell office:value-type="string" calcext:value-type="string">
            <text:p><text:s text:c="4"/>3,820 GHz <text:s text:c="19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/>1.507.349.641.889 <text:s text:c="5"/>instructions <text:s text:c="13"/></text:p>
          </table:table-cell>
          <table:table-cell office:value-type="string" calcext:value-type="string">
            <text:p><text:s text:c="4"/>2,53 <text:s/>insn per cycle <text:s text:c="8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3"/>286.462.792.099 <text:s text:c="5"/>branches <text:s text:c="17"/></text:p>
          </table:table-cell>
          <table:table-cell office:value-type="string" calcext:value-type="string">
            <text:p><text:s/>1834,508 M/sec <text:s text:c="17"/>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 text:c="5"/>1.986.717.174 <text:s text:c="5"/>branch-misses <text:s text:c="12"/></text:p>
          </table:table-cell>
          <table:table-cell office:value-type="string" calcext:value-type="string">
            <text:p><text:s text:c="4"/>0,69% of all branches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9"/>
          <table:table-cell table:style-name="ce1" office:value-type="float" office:value="535828550" calcext:value-type="float">
            <text:p>535828550</text:p>
          </table:table-cell>
          <table:table-cell table:formula="of:=8*[Tabelle1.K43]/1000/1000/1000" office:value-type="float" office:value="72.872686088" calcext:value-type="float">
            <text:p>72,8726860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all Auswertung von MPHP Stack</text:p>
          </table:table-cell>
          <table:table-cell table:number-columns-repeated="8"/>
          <table:table-cell table:style-name="ce1" office:value-type="float" office:value="535828551" calcext:value-type="float">
            <text:p>53582855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blockentry</text:p>
          </table:table-cell>
          <table:table-cell table:style-name="ce1" office:value-type="string" calcext:value-type="string">
            <text:p><text:s/>TotalTime</text:p>
          </table:table-cell>
          <table:table-cell table:style-name="ce1" office:value-type="float" office:value="36749164302" calcext:value-type="float">
            <text:p>36749164302</text:p>
          </table:table-cell>
          <table:table-cell table:style-name="ce1" office:value-type="string" calcext:value-type="string">
            <text:p><text:s/>MeanTim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<text:s/>#Calls</text:p>
          </table:table-cell>
          <table:table-cell table:style-name="ce1" office:value-type="float" office:value="535828551" calcext:value-type="float">
            <text:p>5358285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Tabelle1.G34]/[Tabelle1.$K$43]" office:value-type="float" office:value="0.0588235268674401" calcext:value-type="float">
            <text:p>0,0588235269</text:p>
          </table:table-cell>
          <table:table-cell table:formula="of:=[Tabelle1.E34]*[Tabelle1.L34]" office:value-type="float" office:value="3.99999982698593" calcext:value-type="float">
            <text:p>3,9999998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<text:s/>TotalTime</text:p>
          </table:table-cell>
          <table:table-cell office:value-type="float" office:value="33599995023" calcext:value-type="float">
            <text:p>33599995023</text:p>
          </table:table-cell>
          <table:table-cell office:value-type="string" calcext:value-type="string">
            <text:p><text:s/>MeanTim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#Calls</text:p>
          </table:table-cell>
          <table:table-cell office:value-type="float" office:value="535828591" calcext:value-type="float">
            <text:p>535828591</text:p>
          </table:table-cell>
          <table:table-cell table:number-columns-repeated="2"/>
          <table:table-cell table:formula="of:= SUM([Tabelle1.J32:.J34])/[Tabelle1.K43]" office:value-type="float" office:value="0.11764705373488" calcext:value-type="float">
            <text:p>0,1176470537</text:p>
          </table:table-cell>
          <table:table-cell/>
          <table:table-cell table:formula="of:=[Tabelle1.G35]/[Tabelle1.$K$43]" office:value-type="float" office:value="0.0588235312586602" calcext:value-type="float">
            <text:p>0,0588235313</text:p>
          </table:table-cell>
          <table:table-cell table:formula="of:=[Tabelle1.E35]*[Tabelle1.L35]" office:value-type="float" office:value="3.64705893803693" calcext:value-type="float">
            <text:p>3,6470589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<text:s/>TotalTime</text:p>
          </table:table-cell>
          <table:table-cell office:value-type="float" office:value="40904020010" calcext:value-type="float">
            <text:p>40904020010</text:p>
          </table:table-cell>
          <table:table-cell office:value-type="string" calcext:value-type="string">
            <text:p><text:s/>MeanTim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#Calls</text:p>
          </table:table-cell>
          <table:table-cell office:value-type="float" office:value="535828550" calcext:value-type="float">
            <text:p>535828550</text:p>
          </table:table-cell>
          <table:table-cell table:number-columns-repeated="4"/>
          <table:table-cell table:formula="of:=[Tabelle1.G36]/[Tabelle1.$K$43]" office:value-type="float" office:value="0.0588235267576597" calcext:value-type="float">
            <text:p>0,0588235268</text:p>
          </table:table-cell>
          <table:table-cell table:formula="of:=[Tabelle1.E36]*[Tabelle1.L36]" office:value-type="float" office:value="4.47058803358213" calcext:value-type="float">
            <text:p>4,47058803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choi</text:p>
          </table:table-cell>
          <table:table-cell office:value-type="string" calcext:value-type="string">
            <text:p><text:s/>TotalTime</text:p>
          </table:table-cell>
          <table:table-cell office:value-type="float" office:value="260911" calcext:value-type="float">
            <text:p>260911</text:p>
          </table:table-cell>
          <table:table-cell office:value-type="string" calcext:value-type="string">
            <text:p><text:s/>MeanTime</text:p>
          </table:table-cell>
          <table:table-cell office:value-type="float" office:value="6522" calcext:value-type="float">
            <text:p>6522</text:p>
          </table:table-cell>
          <table:table-cell office:value-type="string" calcext:value-type="string">
            <text:p><text:s/>#Calls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[Tabelle1.G37]/[Tabelle1.$K$43]" office:value-type="float" office:value="0.00000000439122004661078" calcext:value-type="float">
            <text:p>4,39122004661078E-09</text:p>
          </table:table-cell>
          <table:table-cell table:formula="of:=[Tabelle1.E37]*[Tabelle1.L37]" office:value-type="float" office:value="0.0000286395371439955" calcext:value-type="float">
            <text:p>2,86395371439955E-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gentry</text:p>
          </table:table-cell>
          <table:table-cell office:value-type="string" calcext:value-type="string">
            <text:p><text:s/>TotalTime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<text:s/>MeanTime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<text:s/>#Call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Tabelle1.G38]/[Tabelle1.$K$43]" office:value-type="float" office:value="0.000000000109780501165269" calcext:value-type="float">
            <text:p>1,09780501165269E-10</text:p>
          </table:table-cell>
          <table:table-cell table:formula="of:=[Tabelle1.E38]*[Tabelle1.L38]" office:value-type="float" office:value="0.0000000715768867597557" calcext:value-type="float">
            <text:p>7,15768867597557E-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false</text:p>
          </table:table-cell>
          <table:table-cell office:value-type="string" calcext:value-type="string">
            <text:p><text:s/>TotalTime</text:p>
          </table:table-cell>
          <table:table-cell office:value-type="float" office:value="32878821506" calcext:value-type="float">
            <text:p>32878821506</text:p>
          </table:table-cell>
          <table:table-cell office:value-type="string" calcext:value-type="string">
            <text:p><text:s/>MeanTi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#Calls</text:p>
          </table:table-cell>
          <table:table-cell office:value-type="float" office:value="535828591" calcext:value-type="float">
            <text:p>535828591</text:p>
          </table:table-cell>
          <table:table-cell table:number-columns-repeated="4"/>
          <table:table-cell table:formula="of:=[Tabelle1.G39]/[Tabelle1.$K$43]" office:value-type="float" office:value="0.0588235312586602" calcext:value-type="float">
            <text:p>0,0588235313</text:p>
          </table:table-cell>
          <table:table-cell table:formula="of:=[Tabelle1.E39]*[Tabelle1.L39]" office:value-type="float" office:value="3.58823540677827" calcext:value-type="float">
            <text:p>3,588235406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uncexit</text:p>
          </table:table-cell>
          <table:table-cell office:value-type="string" calcext:value-type="string">
            <text:p><text:s/>TotalTime</text:p>
          </table:table-cell>
          <table:table-cell office:value-type="float" office:value="42428873812" calcext:value-type="float">
            <text:p>42428873812</text:p>
          </table:table-cell>
          <table:table-cell office:value-type="string" calcext:value-type="string">
            <text:p><text:s/>MeanTim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#Calls</text:p>
          </table:table-cell>
          <table:table-cell office:value-type="float" office:value="535828550" calcext:value-type="float">
            <text:p>535828550</text:p>
          </table:table-cell>
          <table:table-cell table:number-columns-repeated="4"/>
          <table:table-cell table:formula="of:=[Tabelle1.G40]/[Tabelle1.$K$43]" office:value-type="float" office:value="0.0588235267576597" calcext:value-type="float">
            <text:p>0,0588235268</text:p>
          </table:table-cell>
          <table:table-cell table:formula="of:=[Tabelle1.E40]*[Tabelle1.L40]" office:value-type="float" office:value="4.64705861385511" calcext:value-type="float">
            <text:p>4,64705861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<text:s/>TotalTime</text:p>
          </table:table-cell>
          <table:table-cell office:value-type="float" office:value="15438996786" calcext:value-type="float">
            <text:p>15438996786</text:p>
          </table:table-cell>
          <table:table-cell office:value-type="string" calcext:value-type="string">
            <text:p><text:s/>MeanTim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#Calls</text:p>
          </table:table-cell>
          <table:table-cell office:value-type="float" office:value="267914295" calcext:value-type="float">
            <text:p>267914295</text:p>
          </table:table-cell>
          <table:table-cell table:number-columns-repeated="4"/>
          <table:table-cell table:formula="of:=[Tabelle1.G41]/[Tabelle1.$K$43]" office:value-type="float" office:value="0.0294117655744398" calcext:value-type="float">
            <text:p>0,0294117656</text:p>
          </table:table-cell>
          <table:table-cell table:formula="of:=[Tabelle1.E41]*[Tabelle1.L41]" office:value-type="float" office:value="1.67647063774307" calcext:value-type="float">
            <text:p>1,676470637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bt</text:p>
          </table:table-cell>
          <table:table-cell office:value-type="string" calcext:value-type="string">
            <text:p><text:s/>TotalTime</text:p>
          </table:table-cell>
          <table:table-cell office:value-type="float" office:value="30636393789" calcext:value-type="float">
            <text:p>30636393789</text:p>
          </table:table-cell>
          <table:table-cell office:value-type="string" calcext:value-type="string">
            <text:p><text:s/>MeanTim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#Calls</text:p>
          </table:table-cell>
          <table:table-cell office:value-type="float" office:value="535828510" calcext:value-type="float">
            <text:p>535828510</text:p>
          </table:table-cell>
          <table:table-cell table:number-columns-repeated="4"/>
          <table:table-cell table:formula="of:=[Tabelle1.G42]/[Tabelle1.$K$43]" office:value-type="float" office:value="0.0588235223664396" calcext:value-type="float">
            <text:p>0,0588235224</text:p>
          </table:table-cell>
          <table:table-cell table:formula="of:=[Tabelle1.E42]*[Tabelle1.L42]" office:value-type="float" office:value="3.35294077488706" calcext:value-type="float">
            <text:p>3,352940774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<text:s/>TotalTime</text:p>
          </table:table-cell>
          <table:table-cell office:value-type="float" office:value="43338521073" calcext:value-type="float">
            <text:p>43338521073</text:p>
          </table:table-cell>
          <table:table-cell office:value-type="string" calcext:value-type="string">
            <text:p><text:s/>MeanTim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#Calls</text:p>
          </table:table-cell>
          <table:table-cell office:value-type="float" office:value="535828591" calcext:value-type="float">
            <text:p>535828591</text:p>
          </table:table-cell>
          <table:table-cell table:number-columns-repeated="2"/>
          <table:table-cell office:value-type="string" calcext:value-type="string">
            <text:p>SUMCALLS</text:p>
          </table:table-cell>
          <table:table-cell table:formula="of:=SUM([Tabelle1.G34:.G51])" office:value-type="float" office:value="9109085761" calcext:value-type="float">
            <text:p>9109085761</text:p>
          </table:table-cell>
          <table:table-cell table:formula="of:=[Tabelle1.G43]/[Tabelle1.$K$43]" office:value-type="float" office:value="0.0588235312586602" calcext:value-type="float">
            <text:p>0,0588235313</text:p>
          </table:table-cell>
          <table:table-cell table:formula="of:=[Tabelle1.E43]*[Tabelle1.L43]" office:value-type="float" office:value="4.70588250069282" calcext:value-type="float">
            <text:p>4,7058825007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retrieve</text:p>
          </table:table-cell>
          <table:table-cell table:style-name="ce2" office:value-type="string" calcext:value-type="string">
            <text:p><text:s/>TotalTime</text:p>
          </table:table-cell>
          <table:table-cell table:style-name="ce2" office:value-type="float" office:value="84148206395" calcext:value-type="float">
            <text:p>84148206395</text:p>
          </table:table-cell>
          <table:table-cell table:style-name="ce2" office:value-type="string" calcext:value-type="string">
            <text:p><text:s/>MeanTime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<text:s/>#Calls</text:p>
          </table:table-cell>
          <table:table-cell table:style-name="ce2" office:value-type="float" office:value="1071657181" calcext:value-type="float">
            <text:p>1071657181</text:p>
          </table:table-cell>
          <table:table-cell table:number-columns-repeated="2"/>
          <table:table-cell office:value-type="string" calcext:value-type="string">
            <text:p>SUMTIME</text:p>
          </table:table-cell>
          <table:table-cell table:formula="of:=SUM([Tabelle1.C34:.C51])/1000/1000/1000/60" office:value-type="float" office:value="10.259704868" calcext:value-type="float">
            <text:p>10,259704868</text:p>
          </table:table-cell>
          <table:table-cell table:formula="of:=[Tabelle1.G44]/[Tabelle1.$K$43]" office:value-type="float" office:value="0.11764706240754" calcext:value-type="float">
            <text:p>0,1176470624</text:p>
          </table:table-cell>
          <table:table-cell table:formula="of:=[Tabelle1.E44]*[Tabelle1.L44]" office:value-type="float" office:value="9.17647086778811" calcext:value-type="float">
            <text:p>9,176470867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uncentry</text:p>
          </table:table-cell>
          <table:table-cell office:value-type="string" calcext:value-type="string">
            <text:p><text:s/>TotalTime</text:p>
          </table:table-cell>
          <table:table-cell office:value-type="float" office:value="36113152408" calcext:value-type="float">
            <text:p>36113152408</text:p>
          </table:table-cell>
          <table:table-cell office:value-type="string" calcext:value-type="string">
            <text:p><text:s/>MeanTim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#Calls</text:p>
          </table:table-cell>
          <table:table-cell office:value-type="float" office:value="535828550" calcext:value-type="float">
            <text:p>535828550</text:p>
          </table:table-cell>
          <table:table-cell table:number-columns-repeated="4"/>
          <table:table-cell table:formula="of:=[Tabelle1.G45]/[Tabelle1.$K$43]" office:value-type="float" office:value="0.0588235267576597" calcext:value-type="float">
            <text:p>0,0588235268</text:p>
          </table:table-cell>
          <table:table-cell table:formula="of:=[Tabelle1.E45]*[Tabelle1.L45]" office:value-type="float" office:value="3.9411762927632" calcext:value-type="float">
            <text:p>3,941176292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blockreturn</text:p>
          </table:table-cell>
          <table:table-cell table:style-name="ce1" office:value-type="string" calcext:value-type="string">
            <text:p><text:s/>TotalTime</text:p>
          </table:table-cell>
          <table:table-cell table:style-name="ce1" office:value-type="float" office:value="36563261541" calcext:value-type="float">
            <text:p>36563261541</text:p>
          </table:table-cell>
          <table:table-cell table:style-name="ce1" office:value-type="string" calcext:value-type="string">
            <text:p><text:s/>MeanTim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<text:s/>#Calls</text:p>
          </table:table-cell>
          <table:table-cell table:style-name="ce1" office:value-type="float" office:value="535828550" calcext:value-type="float">
            <text:p>535828550</text:p>
          </table:table-cell>
          <table:table-cell table:number-columns-repeated="4"/>
          <table:table-cell table:formula="of:=[Tabelle1.G46]/[Tabelle1.$K$43]" office:value-type="float" office:value="0.0588235267576597" calcext:value-type="float">
            <text:p>0,0588235268</text:p>
          </table:table-cell>
          <table:table-cell table:formula="of:=[Tabelle1.E46]*[Tabelle1.L46]" office:value-type="float" office:value="3.99999981952086" calcext:value-type="float">
            <text:p>3,99999981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chos</text:p>
          </table:table-cell>
          <table:table-cell office:value-type="string" calcext:value-type="string">
            <text:p><text:s/>TotalTime</text:p>
          </table:table-cell>
          <table:table-cell office:value-type="float" office:value="60430" calcext:value-type="float">
            <text:p>60430</text:p>
          </table:table-cell>
          <table:table-cell office:value-type="string" calcext:value-type="string">
            <text:p><text:s/>MeanTime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<text:s/>#Calls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[Tabelle1.G47]/[Tabelle1.$K$43]" office:value-type="float" office:value="0.00000000439122004661078" calcext:value-type="float">
            <text:p>4,39122004661078E-09</text:p>
          </table:table-cell>
          <table:table-cell table:formula="of:=[Tabelle1.E47]*[Tabelle1.L47]" office:value-type="float" office:value="0.00000663074227038228" calcext:value-type="float">
            <text:p>6,63074227038228E-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gexit</text:p>
          </table:table-cell>
          <table:table-cell office:value-type="string" calcext:value-type="string">
            <text:p><text:s/>TotalTim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MeanTim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#Call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Tabelle1.K43]/[Tabelle1.K58]" office:value-type="float" office:value="1.8888888777604" calcext:value-type="float">
            <text:p>1,8888888778</text:p>
          </table:table-cell>
          <table:table-cell/>
          <table:table-cell table:formula="of:=[Tabelle1.G48]/[Tabelle1.$K$43]" office:value-type="float" office:value="0.000000000109780501165269" calcext:value-type="float">
            <text:p>1,09780501165269E-10</text:p>
          </table:table-cell>
          <table:table-cell table:formula="of:=[Tabelle1.E48]*[Tabelle1.L48]" office:value-type="float" office:value="0.00000000592814706292455" calcext:value-type="float">
            <text:p>5,92814706292455E-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<text:s/>TotalTime</text:p>
          </table:table-cell>
          <table:table-cell table:style-name="ce4" office:value-type="float" office:value="147471118414" calcext:value-type="float">
            <text:p>147471118414</text:p>
          </table:table-cell>
          <table:table-cell office:value-type="string" calcext:value-type="string">
            <text:p><text:s/>MeanTi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#Calls</text:p>
          </table:table-cell>
          <table:table-cell office:value-type="float" office:value="2411228577" calcext:value-type="float">
            <text:p>2411228577</text:p>
          </table:table-cell>
          <table:table-cell table:number-columns-repeated="4"/>
          <table:table-cell table:formula="of:=[Tabelle1.G49]/[Tabelle1.$K$43]" office:value-type="float" office:value="0.26470588160708" calcext:value-type="float">
            <text:p>0,2647058816</text:p>
          </table:table-cell>
          <table:table-cell table:formula="of:=[Tabelle1.E49]*[Tabelle1.L49]" office:value-type="float" office:value="16.1470587780319" calcext:value-type="float">
            <text:p>16,14705877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blockexit</text:p>
          </table:table-cell>
          <table:table-cell table:style-name="ce1" office:value-type="string" calcext:value-type="string">
            <text:p><text:s/>TotalTim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<text:s/>MeanTim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<text:s/>#Call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formula="of:=[Tabelle1.G50]/[Tabelle1.$K$43]" office:value-type="float" office:value="0.000000000109780501165269" calcext:value-type="float">
            <text:p>1,09780501165269E-10</text:p>
          </table:table-cell>
          <table:table-cell table:formula="of:=[Tabelle1.E50]*[Tabelle1.L50]" office:value-type="float" office:value="0.0000000079041960838994" calcext:value-type="float">
            <text:p>7,9041960838994E-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<text:s/>TotalTime</text:p>
          </table:table-cell>
          <table:table-cell office:value-type="float" office:value="35311444902" calcext:value-type="float">
            <text:p>35311444902</text:p>
          </table:table-cell>
          <table:table-cell office:value-type="string" calcext:value-type="string">
            <text:p><text:s/>MeanTim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#Calls</text:p>
          </table:table-cell>
          <table:table-cell office:value-type="float" office:value="535828591" calcext:value-type="float">
            <text:p>535828591</text:p>
          </table:table-cell>
          <table:table-cell table:number-columns-repeated="4"/>
          <table:table-cell table:formula="of:=[Tabelle1.G51]/[Tabelle1.$K$43]" office:value-type="float" office:value="0.0588235312586602" calcext:value-type="float">
            <text:p>0,0588235313</text:p>
          </table:table-cell>
          <table:table-cell table:formula="of:=[Tabelle1.E51]*[Tabelle1.L51]" office:value-type="float" office:value="3.82352953181291" calcext:value-type="float">
            <text:p>3,8235295318</text:p>
          </table:table-cell>
          <table:table-cell table:number-columns-repeated="18"/>
        </table:table-row>
        <table:table-row table:style-name="ro1">
          <table:table-cell table:number-columns-repeated="12"/>
          <table:table-cell table:formula="of:=SUM([Tabelle1.M34:.M51])" office:value-type="float" office:value="67.1765053781669" calcext:value-type="float">
            <text:p>67,17650537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ptimierungen: Die <text:span text:style-name="T1">rot markierten</text:span> befehle werden entfernt – Blöcke werden behandelt wie beim register-interpreter (nur neue blöcke für funktionen – alle anderen blöcke werden statisch gesprüft und dann zum funktionsblock hinzugefügt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pan text:style-name="T2">Grün markiert:</text:span> Für jeden funktionsaufruf gibt es 2 push-befehle, die nur platz reservieren, diese werden entfernt – wenns geh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pan text:style-name="T3">Blau markiert:</text:span> Retrieve wird ziemlich oft gebraucht, vielleicht kann man die store und retrieve befehle schnellermachen, bzw. ein paar einspare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PHP REG hat viel weniger jumps, weil in der stack-version jeder return noch einen jump ans ende der funktion auslöst, was ziemlich viel aufwand ist um zu returnen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9"/>
          <table:table-cell office:value-type="string" calcext:value-type="string">
            <text:p>SUMCALLS</text:p>
          </table:table-cell>
          <table:table-cell table:formula="of:=SUM([Tabelle1.G60:.G72])" office:value-type="float" office:value="4822457196" calcext:value-type="float">
            <text:p>48224571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all Auswertung von MPHP Reg</text:p>
          </table:table-cell>
          <table:table-cell table:number-columns-repeated="7"/>
          <table:table-cell office:value-type="string" calcext:value-type="string">
            <text:p>gewich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OpProgExit</text:p>
          </table:table-cell>
          <table:table-cell office:value-type="string" calcext:value-type="string">
            <text:p><text:s/>TotalTim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MeanTim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#Calls</text:p>
          </table:table-cell>
          <table:table-cell office:value-type="float" office:value="1" calcext:value-type="float">
            <text:p>1</text:p>
          </table:table-cell>
          <table:table-cell/>
          <table:table-cell table:formula="of:=[Tabelle1.G60]/[Tabelle1.$K$58]" office:value-type="float" office:value="0.00000000020736316764604" calcext:value-type="float">
            <text:p>2,0736316764604E-10</text:p>
          </table:table-cell>
          <table:table-cell/>
          <table:table-cell table:formula="of:=[Tabelle1.E60]*[Tabelle1.I60]" office:value-type="float" office:value="0.000000025920395955755" calcext:value-type="float">
            <text:p>2,5920395955755E-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Store</text:p>
          </table:table-cell>
          <table:table-cell office:value-type="string" calcext:value-type="string">
            <text:p><text:s/>TotalTime</text:p>
          </table:table-cell>
          <table:table-cell office:value-type="float" office:value="75253952724" calcext:value-type="float">
            <text:p>75253952724</text:p>
          </table:table-cell>
          <table:table-cell office:value-type="string" calcext:value-type="string">
            <text:p><text:s/>MeanTim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#Calls</text:p>
          </table:table-cell>
          <table:table-cell office:value-type="float" office:value="1339571437" calcext:value-type="float">
            <text:p>1339571437</text:p>
          </table:table-cell>
          <table:table-cell office:value-type="string" calcext:value-type="string">
            <text:p>← viel mehr stores, weil die zwischenergebnisse gespeichert werden müssen</text:p>
          </table:table-cell>
          <table:table-cell table:formula="of:=[Tabelle1.G61]/[Tabelle1.$K$58]" office:value-type="float" office:value="0.277777776464478" calcext:value-type="float">
            <text:p>0,2777777765</text:p>
          </table:table-cell>
          <table:table-cell/>
          <table:table-cell table:formula="of:=[Tabelle1.E61]*[Tabelle1.I61]" office:value-type="float" office:value="15.5555554820108" calcext:value-type="float">
            <text:p>15,5555554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JFalse</text:p>
          </table:table-cell>
          <table:table-cell office:value-type="string" calcext:value-type="string">
            <text:p><text:s/>TotalTime</text:p>
          </table:table-cell>
          <table:table-cell office:value-type="float" office:value="30629803378" calcext:value-type="float">
            <text:p>30629803378</text:p>
          </table:table-cell>
          <table:table-cell office:value-type="string" calcext:value-type="string">
            <text:p><text:s/>MeanTim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#Calls</text:p>
          </table:table-cell>
          <table:table-cell office:value-type="float" office:value="535828591" calcext:value-type="float">
            <text:p>535828591</text:p>
          </table:table-cell>
          <table:table-cell/>
          <table:table-cell table:formula="of:=[Tabelle1.G62]/[Tabelle1.$K$58]" office:value-type="float" office:value="0.111111113945074" calcext:value-type="float">
            <text:p>0,1111111139</text:p>
          </table:table-cell>
          <table:table-cell/>
          <table:table-cell table:formula="of:=[Tabelle1.E62]*[Tabelle1.I62]" office:value-type="float" office:value="6.33333349486924" calcext:value-type="float">
            <text:p>6,33333349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Call</text:p>
          </table:table-cell>
          <table:table-cell office:value-type="string" calcext:value-type="string">
            <text:p><text:s/>TotalTime</text:p>
          </table:table-cell>
          <table:table-cell office:value-type="float" office:value="34435499395" calcext:value-type="float">
            <text:p>34435499395</text:p>
          </table:table-cell>
          <table:table-cell office:value-type="string" calcext:value-type="string">
            <text:p><text:s/>MeanTim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#Calls</text:p>
          </table:table-cell>
          <table:table-cell office:value-type="float" office:value="535828550" calcext:value-type="float">
            <text:p>535828550</text:p>
          </table:table-cell>
          <table:table-cell/>
          <table:table-cell table:formula="of:=[Tabelle1.G63]/[Tabelle1.$K$58]" office:value-type="float" office:value="0.111111105443185" calcext:value-type="float">
            <text:p>0,1111111054</text:p>
          </table:table-cell>
          <table:table-cell/>
          <table:table-cell table:formula="of:=[Tabelle1.E63]*[Tabelle1.I63]" office:value-type="float" office:value="7.11111074836381" calcext:value-type="float">
            <text:p>7,11111074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Return</text:p>
          </table:table-cell>
          <table:table-cell office:value-type="string" calcext:value-type="string">
            <text:p><text:s/>TotalTime</text:p>
          </table:table-cell>
          <table:table-cell office:value-type="float" office:value="33360459751" calcext:value-type="float">
            <text:p>33360459751</text:p>
          </table:table-cell>
          <table:table-cell office:value-type="string" calcext:value-type="string">
            <text:p><text:s/>MeanTim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#Calls</text:p>
          </table:table-cell>
          <table:table-cell office:value-type="float" office:value="535828550" calcext:value-type="float">
            <text:p>535828550</text:p>
          </table:table-cell>
          <table:table-cell/>
          <table:table-cell table:formula="of:=[Tabelle1.G64]/[Tabelle1.$K$58]" office:value-type="float" office:value="0.111111105443185" calcext:value-type="float">
            <text:p>0,1111111054</text:p>
          </table:table-cell>
          <table:table-cell/>
          <table:table-cell table:formula="of:=[Tabelle1.E64]*[Tabelle1.I64]" office:value-type="float" office:value="6.88888853747744" calcext:value-type="float">
            <text:p>6,88888853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EchoS</text:p>
          </table:table-cell>
          <table:table-cell office:value-type="string" calcext:value-type="string">
            <text:p><text:s/>TotalTime</text:p>
          </table:table-cell>
          <table:table-cell office:value-type="float" office:value="120468" calcext:value-type="float">
            <text:p>120468</text:p>
          </table:table-cell>
          <table:table-cell office:value-type="string" calcext:value-type="string">
            <text:p><text:s/>MeanTime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<text:s/>#Call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Tabelle1.G65]/[Tabelle1.$K$58]" office:value-type="float" office:value="0.0000000082945267058416" calcext:value-type="float">
            <text:p>8,2945267058416E-09</text:p>
          </table:table-cell>
          <table:table-cell/>
          <table:table-cell table:formula="of:=[Tabelle1.E65]*[Tabelle1.I65]" office:value-type="float" office:value="0.0000249748199112891" calcext:value-type="float">
            <text:p>2,49748199112891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Jump</text:p>
          </table:table-cell>
          <table:table-cell office:value-type="string" calcext:value-type="string">
            <text:p><text:s/>TotalTime</text:p>
          </table:table-cell>
          <table:table-cell office:value-type="float" office:value="5116" calcext:value-type="float">
            <text:p>5116</text:p>
          </table:table-cell>
          <table:table-cell office:value-type="string" calcext:value-type="string">
            <text:p><text:s/>MeanTim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#Call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← weniger jumps, weil die wirklich nur bei der schleife verwendet werden müssen (die jumps in den ifs werden nie ausgeführt weil davor immer ein return ist</text:p>
          </table:table-cell>
          <table:table-cell table:formula="of:=[Tabelle1.G66]/[Tabelle1.$K$58]" office:value-type="float" office:value="0.0000000082945267058416" calcext:value-type="float">
            <text:p>8,2945267058416E-09</text:p>
          </table:table-cell>
          <table:table-cell/>
          <table:table-cell table:formula="of:=[Tabelle1.E66]*[Tabelle1.I66]" office:value-type="float" office:value="0.00000105340489164188" calcext:value-type="float">
            <text:p>1,05340489164188E-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ProgEntry</text:p>
          </table:table-cell>
          <table:table-cell office:value-type="string" calcext:value-type="string">
            <text:p><text:s/>TotalTime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<text:s/>MeanTime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<text:s/>#Calls</text:p>
          </table:table-cell>
          <table:table-cell office:value-type="float" office:value="1" calcext:value-type="float">
            <text:p>1</text:p>
          </table:table-cell>
          <table:table-cell/>
          <table:table-cell table:formula="of:=[Tabelle1.G67]/[Tabelle1.$K$58]" office:value-type="float" office:value="0.00000000020736316764604" calcext:value-type="float">
            <text:p>2,0736316764604E-10</text:p>
          </table:table-cell>
          <table:table-cell/>
          <table:table-cell table:formula="of:=[Tabelle1.E67]*[Tabelle1.I67]" office:value-type="float" office:value="0.000000103266857487728" calcext:value-type="float">
            <text:p>1,03266857487728E-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Lt</text:p>
          </table:table-cell>
          <table:table-cell office:value-type="string" calcext:value-type="string">
            <text:p><text:s/>TotalTime</text:p>
          </table:table-cell>
          <table:table-cell office:value-type="float" office:value="36074665212" calcext:value-type="float">
            <text:p>36074665212</text:p>
          </table:table-cell>
          <table:table-cell office:value-type="string" calcext:value-type="string">
            <text:p><text:s/>MeanTim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#Calls</text:p>
          </table:table-cell>
          <table:table-cell office:value-type="float" office:value="535828591" calcext:value-type="float">
            <text:p>535828591</text:p>
          </table:table-cell>
          <table:table-cell/>
          <table:table-cell table:formula="of:=[Tabelle1.G68]/[Tabelle1.$K$58]" office:value-type="float" office:value="0.111111113945074" calcext:value-type="float">
            <text:p>0,1111111139</text:p>
          </table:table-cell>
          <table:table-cell/>
          <table:table-cell table:formula="of:=[Tabelle1.E68]*[Tabelle1.I68]" office:value-type="float" office:value="7.44444463431999" calcext:value-type="float">
            <text:p>7,44444463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FuncEntry</text:p>
          </table:table-cell>
          <table:table-cell office:value-type="string" calcext:value-type="string">
            <text:p><text:s/>TotalTime</text:p>
          </table:table-cell>
          <table:table-cell office:value-type="float" office:value="29215904939" calcext:value-type="float">
            <text:p>29215904939</text:p>
          </table:table-cell>
          <table:table-cell office:value-type="string" calcext:value-type="string">
            <text:p><text:s/>MeanTim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#Calls</text:p>
          </table:table-cell>
          <table:table-cell office:value-type="float" office:value="535828550" calcext:value-type="float">
            <text:p>535828550</text:p>
          </table:table-cell>
          <table:table-cell/>
          <table:table-cell table:formula="of:=[Tabelle1.G69]/[Tabelle1.$K$58]" office:value-type="float" office:value="0.111111105443185" calcext:value-type="float">
            <text:p>0,1111111054</text:p>
          </table:table-cell>
          <table:table-cell/>
          <table:table-cell table:formula="of:=[Tabelle1.E69]*[Tabelle1.I69]" office:value-type="float" office:value="5.99999969393197" calcext:value-type="float">
            <text:p>5,99999969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EchoI</text:p>
          </table:table-cell>
          <table:table-cell office:value-type="string" calcext:value-type="string">
            <text:p><text:s/>TotalTime</text:p>
          </table:table-cell>
          <table:table-cell office:value-type="float" office:value="257284" calcext:value-type="float">
            <text:p>257284</text:p>
          </table:table-cell>
          <table:table-cell office:value-type="string" calcext:value-type="string">
            <text:p><text:s/>MeanTime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<text:s/>#Call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Tabelle1.G70]/[Tabelle1.$K$58]" office:value-type="float" office:value="0.0000000082945267058416" calcext:value-type="float">
            <text:p>8,2945267058416E-09</text:p>
          </table:table-cell>
          <table:table-cell/>
          <table:table-cell table:formula="of:=[Tabelle1.E70]*[Tabelle1.I70]" office:value-type="float" office:value="0.0000533503957719732" calcext:value-type="float">
            <text:p>5,33503957719732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Add</text:p>
          </table:table-cell>
          <table:table-cell office:value-type="string" calcext:value-type="string">
            <text:p><text:s/>TotalTime</text:p>
          </table:table-cell>
          <table:table-cell office:value-type="float" office:value="16356926822" calcext:value-type="float">
            <text:p>16356926822</text:p>
          </table:table-cell>
          <table:table-cell office:value-type="string" calcext:value-type="string">
            <text:p><text:s/>MeanTi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#Calls</text:p>
          </table:table-cell>
          <table:table-cell office:value-type="float" office:value="267914295" calcext:value-type="float">
            <text:p>267914295</text:p>
          </table:table-cell>
          <table:table-cell/>
          <table:table-cell table:formula="of:=[Tabelle1.G71]/[Tabelle1.$K$58]" office:value-type="float" office:value="0.0555555568688556" calcext:value-type="float">
            <text:p>0,0555555569</text:p>
          </table:table-cell>
          <table:table-cell/>
          <table:table-cell table:formula="of:=[Tabelle1.E71]*[Tabelle1.I71]" office:value-type="float" office:value="3.38888896900019" calcext:value-type="float">
            <text:p>3,3888889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Subt</text:p>
          </table:table-cell>
          <table:table-cell office:value-type="string" calcext:value-type="string">
            <text:p><text:s/>TotalTime</text:p>
          </table:table-cell>
          <table:table-cell office:value-type="float" office:value="32869243409" calcext:value-type="float">
            <text:p>32869243409</text:p>
          </table:table-cell>
          <table:table-cell office:value-type="string" calcext:value-type="string">
            <text:p><text:s/>MeanTi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#Calls</text:p>
          </table:table-cell>
          <table:table-cell office:value-type="float" office:value="535828510" calcext:value-type="float">
            <text:p>535828510</text:p>
          </table:table-cell>
          <table:table-cell/>
          <table:table-cell table:formula="of:=[Tabelle1.G72]/[Tabelle1.$K$58]" office:value-type="float" office:value="0.111111097148658" calcext:value-type="float">
            <text:p>0,1111110971</text:p>
          </table:table-cell>
          <table:table-cell/>
          <table:table-cell table:formula="of:=[Tabelle1.E72]*[Tabelle1.I72]" office:value-type="float" office:value="6.77777692606813" calcext:value-type="float">
            <text:p>6,7777769261</text:p>
          </table:table-cell>
          <table:table-cell table:number-columns-repeated="20"/>
        </table:table-row>
        <table:table-row table:style-name="ro1">
          <table:table-cell table:number-columns-repeated="9"/>
          <table:table-cell office:value-type="string" calcext:value-type="string">
            <text:p>gewichtetes mittel:</text:p>
          </table:table-cell>
          <table:table-cell table:formula="of:=SUM([Tabelle1.K60:.K72])" office:value-type="float" office:value="59.5000779938493" calcext:value-type="float">
            <text:p>59,50007799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ur analyse: Je weniger ein Befehl aufgerufen wird, desto länger ist die mean-time (nach der zeit werden sie schneller)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52 24157817 39088169 63245986 102334155 </text:p>
          </table:table-cell>
          <table:table-cell table:number-columns-repeated="3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1409.471208</text:p>
          </table:table-cell>
          <table:table-cell office:value-type="float" office:value="0.000038" calcext:value-type="float">
            <text:p>0,000038</text:p>
          </table:table-cell>
          <table:table-cell table:formula="of:=[Tabelle1.D77]*1000*1000" office:value-type="float" office:value="38" calcext:value-type="float">
            <text:p>38</text:p>
          </table:table-cell>
          <table:table-cell/>
          <table:table-cell office:value-type="float" office:value="1339571477" calcext:value-type="float">
            <text:p>1339571477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004651</text:p>
          </table:table-cell>
          <table:table-cell office:value-type="float" office:value="0.000113" calcext:value-type="float">
            <text:p>0,000113</text:p>
          </table:table-cell>
          <table:table-cell table:formula="of:=[Tabelle1.D78]*1000*1000" office:value-type="float" office:value="113" calcext:value-type="float">
            <text:p>113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3492.597936</text:p>
          </table:table-cell>
          <table:table-cell office:value-type="float" office:value="0.000041" calcext:value-type="float">
            <text:p>0,000041</text:p>
          </table:table-cell>
          <table:table-cell table:formula="of:=[Tabelle1.D79]*1000*1000" office:value-type="float" office:value="41" calcext:value-type="float">
            <text:p>41</text:p>
          </table:table-cell>
          <table:table-cell/>
          <table:table-cell office:value-type="float" office:value="1071657181" calcext:value-type="float">
            <text:p>1071657181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074220</text:p>
          </table:table-cell>
          <table:table-cell office:value-type="float" office:value="0.001856" calcext:value-type="float">
            <text:p>0,001856</text:p>
          </table:table-cell>
          <table:table-cell table:formula="of:=[Tabelle1.D80]*1000*1000" office:value-type="float" office:value="1856" calcext:value-type="float">
            <text:p>1856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208</text:p>
          </table:table-cell>
          <table:table-cell office:value-type="float" office:value="0.000208" calcext:value-type="float">
            <text:p>0,000208</text:p>
          </table:table-cell>
          <table:table-cell table:formula="of:=[Tabelle1.D81]*1000*1000" office:value-type="float" office:value="208" calcext:value-type="float">
            <text:p>2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1113.037110</text:p>
          </table:table-cell>
          <table:table-cell office:value-type="float" office:value="0.000041" calcext:value-type="float">
            <text:p>0,000041</text:p>
          </table:table-cell>
          <table:table-cell table:formula="of:=[Tabelle1.D82]*1000*1000" office:value-type="float" office:value="41" calcext:value-type="float">
            <text:p>41</text:p>
          </table:table-cell>
          <table:table-cell/>
          <table:table-cell office:value-type="float" office:value="267914295" calcext:value-type="float">
            <text:p>267914295</text:p>
          </table:table-cell>
          <table:table-cell table:number-columns-repeated="2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2136.029877</text:p>
          </table:table-cell>
          <table:table-cell office:value-type="float" office:value="0.000041" calcext:value-type="float">
            <text:p>0,000041</text:p>
          </table:table-cell>
          <table:table-cell table:formula="of:=[Tabelle1.D83]*1000*1000" office:value-type="float" office:value="41" calcext:value-type="float">
            <text:p>41</text:p>
          </table:table-cell>
          <table:table-cell/>
          <table:table-cell office:value-type="float" office:value="535828510" calcext:value-type="float">
            <text:p>535828510</text:p>
          </table:table-cell>
          <table:table-cell table:number-columns-repeated="2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0.240391</text:p>
          </table:table-cell>
          <table:table-cell office:value-type="float" office:value="0.00601" calcext:value-type="float">
            <text:p>0,00601</text:p>
          </table:table-cell>
          <table:table-cell table:formula="of:=[Tabelle1.D84]*1000*1000" office:value-type="float" office:value="6010" calcext:value-type="float">
            <text:p>60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22486.125847</text:p>
          </table:table-cell>
          <table:table-cell office:value-type="float" office:value="0.000042" calcext:value-type="float">
            <text:p>0,000042</text:p>
          </table:table-cell>
          <table:table-cell table:formula="of:=[Tabelle1.D85]*1000*1000" office:value-type="float" office:value="42" calcext:value-type="float">
            <text:p>42</text:p>
          </table:table-cell>
          <table:table-cell/>
          <table:table-cell office:value-type="float" office:value="535828591" calcext:value-type="float">
            <text:p>535828591</text:p>
          </table:table-cell>
          <table:table-cell table:number-columns-repeated="2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21190.184359</text:p>
          </table:table-cell>
          <table:table-cell office:value-type="float" office:value="0.00004" calcext:value-type="float">
            <text:p>0,00004</text:p>
          </table:table-cell>
          <table:table-cell table:formula="of:=[Tabelle1.D86]*1000*1000" office:value-type="float" office:value="40" calcext:value-type="float">
            <text:p>40</text:p>
          </table:table-cell>
          <table:table-cell/>
          <table:table-cell office:value-type="float" office:value="535828591" calcext:value-type="float">
            <text:p>535828591</text:p>
          </table:table-cell>
          <table:table-cell table:number-columns-repeated="2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0.004428</text:p>
          </table:table-cell>
          <table:table-cell office:value-type="float" office:value="0.000108" calcext:value-type="float">
            <text:p>0,000108</text:p>
          </table:table-cell>
          <table:table-cell table:formula="of:=[Tabelle1.D87]*1000*1000" office:value-type="float" office:value="108" calcext:value-type="float">
            <text:p>108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28806.920621</text:p>
          </table:table-cell>
          <table:table-cell office:value-type="float" office:value="0.000054" calcext:value-type="float">
            <text:p>0,000054</text:p>
          </table:table-cell>
          <table:table-cell table:formula="of:=[Tabelle1.D88]*1000*1000" office:value-type="float" office:value="54" calcext:value-type="float">
            <text:p>54</text:p>
          </table:table-cell>
          <table:table-cell/>
          <table:table-cell office:value-type="float" office:value="535828550" calcext:value-type="float">
            <text:p>535828550</text:p>
          </table:table-cell>
          <table:table-cell table:number-columns-repeated="2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24554.386275</text:p>
          </table:table-cell>
          <table:table-cell office:value-type="float" office:value="0.000046" calcext:value-type="float">
            <text:p>0,000046</text:p>
          </table:table-cell>
          <table:table-cell table:formula="of:=[Tabelle1.D89]*1000*1000" office:value-type="float" office:value="46" calcext:value-type="float">
            <text:p>46</text:p>
          </table:table-cell>
          <table:table-cell/>
          <table:table-cell office:value-type="float" office:value="535828550" calcext:value-type="float">
            <text:p>535828550</text:p>
          </table:table-cell>
          <table:table-cell table:number-columns-repeated="2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0078.122029</text:p>
          </table:table-cell>
          <table:table-cell office:value-type="float" office:value="0.000037" calcext:value-type="float">
            <text:p>0,000037</text:p>
          </table:table-cell>
          <table:table-cell table:formula="of:=[Tabelle1.D90]*1000*1000" office:value-type="float" office:value="37" calcext:value-type="float">
            <text:p>37</text:p>
          </table:table-cell>
          <table:table-cell/>
          <table:table-cell office:value-type="float" office:value="535828550" calcext:value-type="float">
            <text:p>535828550</text:p>
          </table:table-cell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Ergebnis C (andere Messungsmeth.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mandCode</text:p>
          </table:table-cell>
          <table:table-cell/>
          <table:table-cell office:value-type="string" calcext:value-type="string">
            <text:p>Zeit total (in ms)</text:p>
          </table:table-cell>
          <table:table-cell/>
          <table:table-cell office:value-type="string" calcext:value-type="string">
            <text:p>Teit mean in MS</text:p>
          </table:table-cell>
          <table:table-cell/>
          <table:table-cell office:value-type="string" calcext:value-type="string">
            <text:p>Anzahl der Aufrufe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4.091942</text:p>
          </table:table-cell>
          <table:table-cell/>
          <table:table-cell office:value-type="string" calcext:value-type="string">
            <text:p>0.000046</text:p>
          </table:table-cell>
          <table:table-cell/>
          <table:table-cell office:value-type="float" office:value="957797" calcext:value-type="float">
            <text:p>957797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470.274670</text:p>
          </table:table-cell>
          <table:table-cell/>
          <table:table-cell office:value-type="string" calcext:value-type="string">
            <text:p>0.000038</text:p>
          </table:table-cell>
          <table:table-cell/>
          <table:table-cell office:value-type="float" office:value="65809652" calcext:value-type="float">
            <text:p>65809652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1269.658349</text:p>
          </table:table-cell>
          <table:table-cell/>
          <table:table-cell office:value-type="string" calcext:value-type="string">
            <text:p>0.000043</text:p>
          </table:table-cell>
          <table:table-cell/>
          <table:table-cell office:value-type="float" office:value="263884877" calcext:value-type="float">
            <text:p>263884877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239706</text:p>
          </table:table-cell>
          <table:table-cell/>
          <table:table-cell office:value-type="string" calcext:value-type="string">
            <text:p>0.000191</text:p>
          </table:table-cell>
          <table:table-cell/>
          <table:table-cell office:value-type="float" office:value="1254" calcext:value-type="float">
            <text:p>1254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000540</text:p>
          </table:table-cell>
          <table:table-cell/>
          <table:table-cell office:value-type="string" calcext:value-type="string">
            <text:p>0.0005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5.688603</text:p>
          </table:table-cell>
          <table:table-cell/>
          <table:table-cell office:value-type="string" calcext:value-type="string">
            <text:p>0.000033</text:p>
          </table:table-cell>
          <table:table-cell/>
          <table:table-cell office:value-type="float" office:value="790304" calcext:value-type="float">
            <text:p>790304</text:p>
          </table:table-cell>
          <table:table-cell table:number-columns-repeated="2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7.244500</text:p>
          </table:table-cell>
          <table:table-cell/>
          <table:table-cell office:value-type="string" calcext:value-type="string">
            <text:p>0.000040</text:p>
          </table:table-cell>
          <table:table-cell/>
          <table:table-cell office:value-type="float" office:value="681547" calcext:value-type="float">
            <text:p>681547</text:p>
          </table:table-cell>
          <table:table-cell table:number-columns-repeated="2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570.984432</text:p>
          </table:table-cell>
          <table:table-cell/>
          <table:table-cell office:value-type="string" calcext:value-type="string">
            <text:p>0.000040</text:p>
          </table:table-cell>
          <table:table-cell/>
          <table:table-cell office:value-type="float" office:value="64989353" calcext:value-type="float">
            <text:p>64989353</text:p>
          </table:table-cell>
          <table:table-cell table:number-columns-repeated="2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0.602728</text:p>
          </table:table-cell>
          <table:table-cell/>
          <table:table-cell office:value-type="string" calcext:value-type="string">
            <text:p>0.000481</text:p>
          </table:table-cell>
          <table:table-cell/>
          <table:table-cell office:value-type="float" office:value="1254" calcext:value-type="float">
            <text:p>1254</text:p>
          </table:table-cell>
          <table:table-cell table:number-columns-repeated="2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610.772360</text:p>
          </table:table-cell>
          <table:table-cell/>
          <table:table-cell office:value-type="string" calcext:value-type="string">
            <text:p>0.000040</text:p>
          </table:table-cell>
          <table:table-cell/>
          <table:table-cell office:value-type="float" office:value="65106854" calcext:value-type="float">
            <text:p>65106854</text:p>
          </table:table-cell>
          <table:table-cell table:number-columns-repeated="2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32.890172</text:p>
          </table:table-cell>
          <table:table-cell/>
          <table:table-cell office:value-type="string" calcext:value-type="string">
            <text:p>0.000041</text:p>
          </table:table-cell>
          <table:table-cell/>
          <table:table-cell office:value-type="float" office:value="810301" calcext:value-type="float">
            <text:p>810301</text:p>
          </table:table-cell>
          <table:table-cell table:number-columns-repeated="2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0.261507</text:p>
          </table:table-cell>
          <table:table-cell/>
          <table:table-cell office:value-type="string" calcext:value-type="string">
            <text:p>0.000044</text:p>
          </table:table-cell>
          <table:table-cell/>
          <table:table-cell office:value-type="float" office:value="235002" calcext:value-type="float">
            <text:p>235002</text:p>
          </table:table-cell>
          <table:table-cell table:number-columns-repeated="2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1923.378905</text:p>
          </table:table-cell>
          <table:table-cell/>
          <table:table-cell office:value-type="string" calcext:value-type="string">
            <text:p>0.000029</text:p>
          </table:table-cell>
          <table:table-cell/>
          <table:table-cell office:value-type="float" office:value="66162155" calcext:value-type="float">
            <text:p>66162155</text:p>
          </table:table-cell>
          <table:table-cell table:number-columns-repeated="2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2355.175300</text:p>
          </table:table-cell>
          <table:table-cell/>
          <table:table-cell office:value-type="string" calcext:value-type="string">
            <text:p>0.000036</text:p>
          </table:table-cell>
          <table:table-cell/>
          <table:table-cell office:value-type="float" office:value="65779660" calcext:value-type="float">
            <text:p>65779660</text:p>
          </table:table-cell>
          <table:table-cell table:number-columns-repeated="2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3.969752</text:p>
          </table:table-cell>
          <table:table-cell/>
          <table:table-cell office:value-type="string" calcext:value-type="string">
            <text:p>0.000102</text:p>
          </table:table-cell>
          <table:table-cell/>
          <table:table-cell office:value-type="float" office:value="137497" calcext:value-type="float">
            <text:p>137497</text:p>
          </table:table-cell>
          <table:table-cell table:number-columns-repeated="2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6.167151</text:p>
          </table:table-cell>
          <table:table-cell/>
          <table:table-cell office:value-type="string" calcext:value-type="string">
            <text:p>0.000045</text:p>
          </table:table-cell>
          <table:table-cell/>
          <table:table-cell office:value-type="float" office:value="137497" calcext:value-type="float">
            <text:p>137497</text:p>
          </table:table-cell>
          <table:table-cell table:number-columns-repeated="2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6.350181</text:p>
          </table:table-cell>
          <table:table-cell/>
          <table:table-cell office:value-type="string" calcext:value-type="string">
            <text:p>0.000046</text:p>
          </table:table-cell>
          <table:table-cell/>
          <table:table-cell office:value-type="float" office:value="137497" calcext:value-type="float">
            <text:p>137497</text:p>
          </table:table-cell>
          <table:table-cell table:number-columns-repeated="24"/>
        </table:table-row>
        <table:table-row table:style-name="ro1" table:number-rows-repeated="25">
          <table:table-cell table:number-columns-repeated="31"/>
        </table:table-row>
        <table:table-row table:style-name="ro1">
          <table:table-cell office:value-type="string" calcext:value-type="string">
            <text:p>perf v2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<text:s/>Performance counter stats for './interpreter_stack/mphp fib.php.bc':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<text:s text:c="5"/>103970,462024 <text:s text:c="5"/>task-clock (msec) <text:s text:c="8"/># <text:s text:c="3"/>1,001 CPUs utilized <text:s text:c="9"/>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 text:c="12"/>10.407 <text:s text:c="5"/>context-switches <text:s text:c="9"/># <text:s text:c="3"/>0,100 K/sec <text:s text:c="17"/>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 text:c="15"/>149 <text:s text:c="5"/>cpu-migrations <text:s text:c="11"/># <text:s text:c="3"/>0,001 K/sec <text:s text:c="17"/>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 text:c="15"/>160 <text:s text:c="5"/>page-faults <text:s text:c="14"/># <text:s text:c="3"/>0,002 K/sec <text:s text:c="17"/>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 text:c="3"/>379.744.983.391 <text:s text:c="5"/>cycles <text:s text:c="19"/># <text:s text:c="3"/>3,652 GHz <text:s text:c="19"/>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 text:c="3"/>916.174.187.995 <text:s text:c="5"/>instructions <text:s text:c="13"/># <text:s text:c="3"/>2,41 <text:s/>insn per cycle <text:s text:c="8"/>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 text:c="3"/>173.908.915.502 <text:s text:c="5"/>branches <text:s text:c="17"/># 1672,676 M/sec <text:s text:c="17"/>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 text:c="5"/>1.583.455.444 <text:s text:c="5"/>branch-misses <text:s text:c="12"/># <text:s text:c="3"/>0,91% of all branches <text:s text:c="7"/>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<text:s text:c="5"/>103,906266124 seconds time elapsed</text:p>
          </table:table-cell>
          <table:table-cell table:number-columns-repeated="30"/>
        </table:table-row>
      </table:table>
      <table:table table:name="Tabelle2" table:style-name="ta1">
        <table:table-column table:style-name="co6" table:default-cell-style-name="Default"/>
        <table:table-row table:style-name="ro1">
          <table:table-cell office:value-type="string" calcext:value-type="string">
            <text:p>OUT: 000: (progentry, 1, 0, false, false, ) </text:p>
          </table:table-cell>
        </table:table-row>
        <table:table-row table:style-name="ro1">
          <table:table-cell office:value-type="string" calcext:value-type="string">
            <text:p>OUT: 001: (j, 20, 0, false, false, HINT1_fib_FUNC_AFTER) </text:p>
          </table:table-cell>
        </table:table-row>
        <table:table-row table:style-name="ro1">
          <table:table-cell office:value-type="string" calcext:value-type="string">
            <text:p>OUT: 002: (funcentry, 1, 0, false, false, ) </text:p>
          </table:table-cell>
        </table:table-row>
        <table:table-row table:style-name="ro1">
          <table:table-cell office:value-type="string" calcext:value-type="string">
            <text:p>OUT: 003: (retrieve, 0, 0, false, false, $a) </text:p>
          </table:table-cell>
        </table:table-row>
        <table:table-row table:style-name="ro1">
          <table:table-cell office:value-type="string" calcext:value-type="string">
            <text:p>OUT: 004: (push, 2, 0, false, false, ) </text:p>
          </table:table-cell>
        </table:table-row>
        <table:table-row table:style-name="ro1">
          <table:table-cell office:value-type="string" calcext:value-type="string">
            <text:p>OUT: 005: (lt, 0, 0, false, false, ) </text:p>
          </table:table-cell>
        </table:table-row>
        <table:table-row table:style-name="ro1">
          <table:table-cell office:value-type="string" calcext:value-type="string">
            <text:p>OUT: 006: (jfalse, 4, 0, false, false, HINT2_ELSE) </text:p>
          </table:table-cell>
        </table:table-row>
        <table:table-row table:style-name="ro1">
          <table:table-cell office:value-type="string" calcext:value-type="string">
            <text:p>OUT: 007: (push, 1, 0, false, false, ) </text:p>
          </table:table-cell>
        </table:table-row>
        <table:table-row table:style-name="ro1">
          <table:table-cell office:value-type="string" calcext:value-type="string">
            <text:p>OUT: 008: (return, 0, 0, false, false, ) </text:p>
          </table:table-cell>
        </table:table-row>
        <table:table-row table:style-name="ro1">
          <table:table-cell office:value-type="string" calcext:value-type="string">
            <text:p>OUT: 009: (j, 11, 0, false, false, HINT2_AFTER) </text:p>
          </table:table-cell>
        </table:table-row>
        <table:table-row table:style-name="ro1">
          <table:table-cell office:value-type="string" calcext:value-type="string">
            <text:p>OUT: 010: (retrieve, 0, 0, false, false, $a) </text:p>
          </table:table-cell>
        </table:table-row>
        <table:table-row table:style-name="ro1">
          <table:table-cell office:value-type="string" calcext:value-type="string">
            <text:p>OUT: 011: (push, 1, 0, false, false, ) </text:p>
          </table:table-cell>
        </table:table-row>
        <table:table-row table:style-name="ro1">
          <table:table-cell office:value-type="string" calcext:value-type="string">
            <text:p>OUT: 012: (subt, 0, 0, false, false, ) </text:p>
          </table:table-cell>
        </table:table-row>
        <table:table-row table:style-name="ro1">
          <table:table-cell office:value-type="string" calcext:value-type="string">
            <text:p>OUT: 013: (call, -11, 1, false, false, fib) </text:p>
          </table:table-cell>
        </table:table-row>
        <table:table-row table:style-name="ro1">
          <table:table-cell office:value-type="string" calcext:value-type="string">
            <text:p>OUT: 014: (retrieve, 0, 0, false, false, $a) </text:p>
          </table:table-cell>
        </table:table-row>
        <table:table-row table:style-name="ro1">
          <table:table-cell office:value-type="string" calcext:value-type="string">
            <text:p>OUT: 015: (push, 2, 0, false, false, ) </text:p>
          </table:table-cell>
        </table:table-row>
        <table:table-row table:style-name="ro1">
          <table:table-cell office:value-type="string" calcext:value-type="string">
            <text:p>OUT: 016: (subt, 0, 0, false, false, ) </text:p>
          </table:table-cell>
        </table:table-row>
        <table:table-row table:style-name="ro1">
          <table:table-cell office:value-type="string" calcext:value-type="string">
            <text:p>OUT: 017: (call, -15, 1, false, false, fib) </text:p>
          </table:table-cell>
        </table:table-row>
        <table:table-row table:style-name="ro1">
          <table:table-cell office:value-type="string" calcext:value-type="string">
            <text:p>OUT: 018: (add, 0, 0, false, false, ) </text:p>
          </table:table-cell>
        </table:table-row>
        <table:table-row table:style-name="ro1">
          <table:table-cell office:value-type="string" calcext:value-type="string">
            <text:p>OUT: 019: (return, 0, 0, false, false, ) </text:p>
          </table:table-cell>
        </table:table-row>
        <table:table-row table:style-name="ro1">
          <table:table-cell office:value-type="string" calcext:value-type="string">
            <text:p>OUT: 020: (funcexit, 1, 0, false, false, ) </text:p>
          </table:table-cell>
        </table:table-row>
        <table:table-row table:style-name="ro1">
          <table:table-cell office:value-type="string" calcext:value-type="string">
            <text:p>OUT: 021: (push, 0, 0, false, false, ) </text:p>
          </table:table-cell>
        </table:table-row>
        <table:table-row table:style-name="ro1">
          <table:table-cell office:value-type="string" calcext:value-type="string">
            <text:p>OUT: 022: (store, 0, 0, false, false, $i) </text:p>
          </table:table-cell>
        </table:table-row>
        <table:table-row table:style-name="ro1">
          <table:table-cell office:value-type="string" calcext:value-type="string">
            <text:p>OUT: 023: (retrieve, 0, 0, false, false, $i) </text:p>
          </table:table-cell>
        </table:table-row>
        <table:table-row table:style-name="ro1">
          <table:table-cell office:value-type="string" calcext:value-type="string">
            <text:p>OUT: 024: (push, 40, 0, false, false, ) </text:p>
          </table:table-cell>
        </table:table-row>
        <table:table-row table:style-name="ro1">
          <table:table-cell office:value-type="string" calcext:value-type="string">
            <text:p>OUT: 025: (lt, 0, 0, false, false, ) </text:p>
          </table:table-cell>
        </table:table-row>
        <table:table-row table:style-name="ro1">
          <table:table-cell office:value-type="string" calcext:value-type="string">
            <text:p>OUT: 026: (jfalse, 11, 0, false, false, HINT3_AFTER) </text:p>
          </table:table-cell>
        </table:table-row>
        <table:table-row table:style-name="ro1">
          <table:table-cell office:value-type="string" calcext:value-type="string">
            <text:p>OUT: 027: (retrieve, 0, 0, false, false, $i) </text:p>
          </table:table-cell>
        </table:table-row>
        <table:table-row table:style-name="ro1">
          <table:table-cell office:value-type="string" calcext:value-type="string">
            <text:p>OUT: 028: (call, -26, 1, false, false, fib) </text:p>
          </table:table-cell>
        </table:table-row>
        <table:table-row table:style-name="ro1">
          <table:table-cell office:value-type="string" calcext:value-type="string">
            <text:p>OUT: 029: (echoi, 0, 0, false, false, ) </text:p>
          </table:table-cell>
        </table:table-row>
        <table:table-row table:style-name="ro1">
          <table:table-cell office:value-type="string" calcext:value-type="string">
            <text:p>OUT: 030: (push, 0, 0, false, false, ) </text:p>
          </table:table-cell>
        </table:table-row>
        <table:table-row table:style-name="ro1">
          <table:table-cell office:value-type="string" calcext:value-type="string">
            <text:p>OUT: 031: (echos, 0, 0, false, false, ) </text:p>
          </table:table-cell>
        </table:table-row>
        <table:table-row table:style-name="ro1">
          <table:table-cell office:value-type="string" calcext:value-type="string">
            <text:p>OUT: 032: (retrieve, 0, 0, false, false, $i) </text:p>
          </table:table-cell>
        </table:table-row>
        <table:table-row table:style-name="ro1">
          <table:table-cell office:value-type="string" calcext:value-type="string">
            <text:p>OUT: 033: (push, 1, 0, false, false, ) </text:p>
          </table:table-cell>
        </table:table-row>
        <table:table-row table:style-name="ro1">
          <table:table-cell office:value-type="string" calcext:value-type="string">
            <text:p>OUT: 034: (add, 0, 0, false, false, ) </text:p>
          </table:table-cell>
        </table:table-row>
        <table:table-row table:style-name="ro1">
          <table:table-cell office:value-type="string" calcext:value-type="string">
            <text:p>OUT: 035: (store, 0, 0, false, false, $i) </text:p>
          </table:table-cell>
        </table:table-row>
        <table:table-row table:style-name="ro1">
          <table:table-cell office:value-type="string" calcext:value-type="string">
            <text:p>OUT: 036: (j, -13, 0, false, false, HINT3_START) </text:p>
          </table:table-cell>
        </table:table-row>
        <table:table-row table:style-name="ro1">
          <table:table-cell office:value-type="string" calcext:value-type="string">
            <text:p>OUT: 037: (progexit, 1, 0, false, false, ) </text:p>
          </table:table-cell>
        </table:table-row>
      </table:table>
      <table:table table:name="Tabelle3" table:style-name="ta1">
        <table:table-column table:style-name="co6" table:default-cell-style-name="Default"/>
        <table:table-row table:style-name="ro1">
          <table:table-cell office:value-type="string" calcext:value-type="string">
            <text:p>0: progentry(0, 0)</text:p>
          </table:table-cell>
        </table:table-row>
        <table:table-row table:style-name="ro1">
          <table:table-cell office:value-type="string" calcext:value-type="string">
            <text:p>1: j(32, 0)</text:p>
          </table:table-cell>
        </table:table-row>
        <table:table-row table:style-name="ro1">
          <table:table-cell office:value-type="string" calcext:value-type="string">
            <text:p>2: funcentry(2, 0)</text:p>
          </table:table-cell>
        </table:table-row>
        <table:table-row table:style-name="ro1">
          <table:table-cell office:value-type="string" calcext:value-type="string">
            <text:p>3: retrieve(0, 0)</text:p>
          </table:table-cell>
        </table:table-row>
        <table:table-row table:style-name="ro1">
          <table:table-cell office:value-type="string" calcext:value-type="string">
            <text:p>4: push(2, 0)</text:p>
          </table:table-cell>
        </table:table-row>
        <table:table-row table:style-name="ro1">
          <table:table-cell office:value-type="string" calcext:value-type="string">
            <text:p>5: lt(0, 0)</text:p>
          </table:table-cell>
        </table:table-row>
        <table:table-row table:style-name="ro1">
          <table:table-cell office:value-type="string" calcext:value-type="string">
            <text:p>6: jfalse(8, 0)</text:p>
          </table:table-cell>
        </table:table-row>
        <table:table-row table:style-name="ro1">
          <table:table-cell office:value-type="string" calcext:value-type="string">
            <text:p>7: blockentry(0, 0)</text:p>
          </table:table-cell>
        </table:table-row>
        <table:table-row table:style-name="ro1">
          <table:table-cell office:value-type="string" calcext:value-type="string">
            <text:p>8: push(1, 0)</text:p>
          </table:table-cell>
        </table:table-row>
        <table:table-row table:style-name="ro1">
          <table:table-cell office:value-type="string" calcext:value-type="string">
            <text:p>9: store(1, 1)</text:p>
          </table:table-cell>
        </table:table-row>
        <table:table-row table:style-name="ro1">
          <table:table-cell office:value-type="string" calcext:value-type="string">
            <text:p>10: blockreturn(1, 0)</text:p>
          </table:table-cell>
        </table:table-row>
        <table:table-row table:style-name="ro1">
          <table:table-cell office:value-type="string" calcext:value-type="string">
            <text:p>11: j(21, 0)</text:p>
          </table:table-cell>
        </table:table-row>
        <table:table-row table:style-name="ro1">
          <table:table-cell office:value-type="string" calcext:value-type="string">
            <text:p>12: blockexit(0, 0)</text:p>
          </table:table-cell>
        </table:table-row>
        <table:table-row table:style-name="ro1">
          <table:table-cell office:value-type="string" calcext:value-type="string">
            <text:p>13: j(19, 0)</text:p>
          </table:table-cell>
        </table:table-row>
        <table:table-row table:style-name="ro1">
          <table:table-cell office:value-type="string" calcext:value-type="string">
            <text:p>14: blockentry(0, 0)</text:p>
          </table:table-cell>
        </table:table-row>
        <table:table-row table:style-name="ro1">
          <table:table-cell office:value-type="string" calcext:value-type="string">
            <text:p>15: push(0, 0)</text:p>
          </table:table-cell>
        </table:table-row>
        <table:table-row table:style-name="ro1">
          <table:table-cell office:value-type="string" calcext:value-type="string">
            <text:p>16: push(0, 0)</text:p>
          </table:table-cell>
        </table:table-row>
        <table:table-row table:style-name="ro1">
          <table:table-cell office:value-type="string" calcext:value-type="string">
            <text:p>17: retrieve(0, 1)</text:p>
          </table:table-cell>
        </table:table-row>
        <table:table-row table:style-name="ro1">
          <table:table-cell office:value-type="string" calcext:value-type="string">
            <text:p>18: push(1, 0)</text:p>
          </table:table-cell>
        </table:table-row>
        <table:table-row table:style-name="ro1">
          <table:table-cell office:value-type="string" calcext:value-type="string">
            <text:p>19: subt(0, 0)</text:p>
          </table:table-cell>
        </table:table-row>
        <table:table-row table:style-name="ro1">
          <table:table-cell office:value-type="string" calcext:value-type="string">
            <text:p>20: call(-18, 1)</text:p>
          </table:table-cell>
        </table:table-row>
        <table:table-row table:style-name="ro1">
          <table:table-cell office:value-type="string" calcext:value-type="string">
            <text:p>21: push(0, 0)</text:p>
          </table:table-cell>
        </table:table-row>
        <table:table-row table:style-name="ro1">
          <table:table-cell office:value-type="string" calcext:value-type="string">
            <text:p>22: push(0, 0)</text:p>
          </table:table-cell>
        </table:table-row>
        <table:table-row table:style-name="ro1">
          <table:table-cell office:value-type="string" calcext:value-type="string">
            <text:p>23: retrieve(0, 1)</text:p>
          </table:table-cell>
        </table:table-row>
        <table:table-row table:style-name="ro1">
          <table:table-cell office:value-type="string" calcext:value-type="string">
            <text:p>24: push(2, 0)</text:p>
          </table:table-cell>
        </table:table-row>
        <table:table-row table:style-name="ro1">
          <table:table-cell office:value-type="string" calcext:value-type="string">
            <text:p>25: subt(0, 0)</text:p>
          </table:table-cell>
        </table:table-row>
        <table:table-row table:style-name="ro1">
          <table:table-cell office:value-type="string" calcext:value-type="string">
            <text:p>26: call(-24, 1)</text:p>
          </table:table-cell>
        </table:table-row>
        <table:table-row table:style-name="ro1">
          <table:table-cell office:value-type="string" calcext:value-type="string">
            <text:p>27: add(0, 0)</text:p>
          </table:table-cell>
        </table:table-row>
        <table:table-row table:style-name="ro1">
          <table:table-cell office:value-type="string" calcext:value-type="string">
            <text:p>28: store(1, 1)</text:p>
          </table:table-cell>
        </table:table-row>
        <table:table-row table:style-name="ro1">
          <table:table-cell office:value-type="string" calcext:value-type="string">
            <text:p>29: blockreturn(1, 0)</text:p>
          </table:table-cell>
        </table:table-row>
        <table:table-row table:style-name="ro1">
          <table:table-cell office:value-type="string" calcext:value-type="string">
            <text:p>30: j(2, 0)</text:p>
          </table:table-cell>
        </table:table-row>
        <table:table-row table:style-name="ro1">
          <table:table-cell office:value-type="string" calcext:value-type="string">
            <text:p>31: blockexit(0, 0)</text:p>
          </table:table-cell>
        </table:table-row>
        <table:table-row table:style-name="ro1">
          <table:table-cell office:value-type="string" calcext:value-type="string">
            <text:p>32: funcexit(2, 1)</text:p>
          </table:table-cell>
        </table:table-row>
        <table:table-row table:style-name="ro1">
          <table:table-cell office:value-type="string" calcext:value-type="string">
            <text:p>33: blockentry(1, 0)</text:p>
          </table:table-cell>
        </table:table-row>
        <table:table-row table:style-name="ro1">
          <table:table-cell office:value-type="string" calcext:value-type="string">
            <text:p>34: push(0, 0)</text:p>
          </table:table-cell>
        </table:table-row>
        <table:table-row table:style-name="ro1">
          <table:table-cell office:value-type="string" calcext:value-type="string">
            <text:p>35: store(0, 0)</text:p>
          </table:table-cell>
        </table:table-row>
        <table:table-row table:style-name="ro1">
          <table:table-cell office:value-type="string" calcext:value-type="string">
            <text:p>36: retrieve(0, 0)</text:p>
          </table:table-cell>
        </table:table-row>
        <table:table-row table:style-name="ro1">
          <table:table-cell office:value-type="string" calcext:value-type="string">
            <text:p>37: push(40, 0)</text:p>
          </table:table-cell>
        </table:table-row>
        <table:table-row table:style-name="ro1">
          <table:table-cell office:value-type="string" calcext:value-type="string">
            <text:p>38: lt(0, 0)</text:p>
          </table:table-cell>
        </table:table-row>
        <table:table-row table:style-name="ro1">
          <table:table-cell office:value-type="string" calcext:value-type="string">
            <text:p>39: jfalse(13, 0)</text:p>
          </table:table-cell>
        </table:table-row>
        <table:table-row table:style-name="ro1">
          <table:table-cell office:value-type="string" calcext:value-type="string">
            <text:p>40: push(0, 0)</text:p>
          </table:table-cell>
        </table:table-row>
        <table:table-row table:style-name="ro1">
          <table:table-cell office:value-type="string" calcext:value-type="string">
            <text:p>41: push(0, 0)</text:p>
          </table:table-cell>
        </table:table-row>
        <table:table-row table:style-name="ro1">
          <table:table-cell office:value-type="string" calcext:value-type="string">
            <text:p>42: retrieve(0, 0)</text:p>
          </table:table-cell>
        </table:table-row>
        <table:table-row table:style-name="ro1">
          <table:table-cell office:value-type="string" calcext:value-type="string">
            <text:p>43: call(-41, 1)</text:p>
          </table:table-cell>
        </table:table-row>
        <table:table-row table:style-name="ro1">
          <table:table-cell office:value-type="string" calcext:value-type="string">
            <text:p>44: echoi(0, 0)</text:p>
          </table:table-cell>
        </table:table-row>
        <table:table-row table:style-name="ro1">
          <table:table-cell office:value-type="string" calcext:value-type="string">
            <text:p>45: push(0, 0)</text:p>
          </table:table-cell>
        </table:table-row>
        <table:table-row table:style-name="ro1">
          <table:table-cell office:value-type="string" calcext:value-type="string">
            <text:p>46: echos(0, 0)</text:p>
          </table:table-cell>
        </table:table-row>
        <table:table-row table:style-name="ro1">
          <table:table-cell office:value-type="string" calcext:value-type="string">
            <text:p>47: retrieve(0, 0)</text:p>
          </table:table-cell>
        </table:table-row>
        <table:table-row table:style-name="ro1">
          <table:table-cell office:value-type="string" calcext:value-type="string">
            <text:p>48: push(1, 0)</text:p>
          </table:table-cell>
        </table:table-row>
        <table:table-row table:style-name="ro1">
          <table:table-cell office:value-type="string" calcext:value-type="string">
            <text:p>49: add(0, 0)</text:p>
          </table:table-cell>
        </table:table-row>
        <table:table-row table:style-name="ro1">
          <table:table-cell office:value-type="string" calcext:value-type="string">
            <text:p>50: store(0, 0)</text:p>
          </table:table-cell>
        </table:table-row>
        <table:table-row table:style-name="ro1">
          <table:table-cell office:value-type="string" calcext:value-type="string">
            <text:p>51: j(-15, 0)</text:p>
          </table:table-cell>
        </table:table-row>
        <table:table-row table:style-name="ro1">
          <table:table-cell office:value-type="string" calcext:value-type="string">
            <text:p>52: blockexit(1, 0)</text:p>
          </table:table-cell>
        </table:table-row>
        <table:table-row table:style-name="ro1">
          <table:table-cell office:value-type="string" calcext:value-type="string">
            <text:p>53: progexit(0, 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.00.0000</text:date>, <text:time style:data-style-name="N2" text:time-value="19:55:00.44376965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2:46:26.061515698</meta:creation-date>
    <dc:date>2018-06-11T19:56:09.550468358</dc:date>
    <meta:editing-duration>PT10H58M37S</meta:editing-duration>
    <meta:editing-cycles>28</meta:editing-cycles>
    <meta:generator>LibreOffice/5.1.6.2$Linux_X86_64 LibreOffice_project/10m0$Build-2</meta:generator>
    <meta:document-statistic meta:table-count="3" meta:cell-count="619" meta:object-count="0"/>
  </office:meta>
</office:document-meta>
</file>